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" manifest:full-path="Pictures/2000003F000019F8000016E1F6640E0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3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1.3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1.947cm"/>
    </style:style>
    <style:style style:name="P1" style:family="paragraph">
      <style:paragraph-properties fo:text-align="center"/>
    </style:style>
    <style:style style:name="P2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4" style:family="paragraph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1.093cm" svg:y="3.17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1" draw:layer="layout" svg:width="0.151cm" svg:height="0.242cm" svg:x="4.421cm" svg:y="5.127cm" svg:viewBox="0 0 152 243" svg:d="m70 0c42 84 68 160 82 228l-38 7-38 8c-12-62-37-131-76-209l35-17z">
            <text:p/>
          </draw:path>
          <draw:path draw:style-name="gr2" draw:text-style-name="P1" draw:layer="layout" svg:width="0.132cm" svg:height="0.238cm" svg:x="4.45cm" svg:y="5.443cm" svg:viewBox="0 0 133 239" svg:d="m133 0v15c0 45-6 85-18 122-13 38-30 72-53 102l-31-23-31-23c18-24 32-50 41-79 10-30 15-63 15-99v-12l38-2z">
            <text:p/>
          </draw:path>
          <draw:path draw:style-name="gr2" draw:text-style-name="P1" draw:layer="layout" svg:width="0.241cm" svg:height="0.173cm" svg:x="4.212cm" svg:y="5.686cm" svg:viewBox="0 0 242 174" svg:d="m242 58c-29 26-63 49-100 68s-76 35-118 48l-12-37-12-37c38-11 73-26 106-43 32-16 60-35 86-57l25 29z">
            <text:p/>
          </draw:path>
          <draw:path draw:style-name="gr2" draw:text-style-name="P1" draw:layer="layout" svg:width="0.241cm" svg:height="0.107cm" svg:x="3.917cm" svg:y="5.806cm" svg:viewBox="0 0 242 108" svg:d="m242 75c-76 18-156 28-237 33l-2-38-3-39c76-5 153-14 225-31l8 37z">
            <text:p/>
          </draw:path>
          <draw:path draw:style-name="gr2" draw:text-style-name="P1" draw:layer="layout" svg:width="0.236cm" svg:height="0.084cm" svg:x="3.605cm" svg:y="5.833cm" svg:viewBox="0 0 237 85" svg:d="m237 85h-47c-66 0-131-3-190-8l4-38 3-39c57 5 119 8 183 8 15 0 30 0 46-1l1 39z">
            <text:p/>
          </draw:path>
          <draw:path draw:style-name="gr2" draw:text-style-name="P1" draw:layer="layout" svg:width="0.229cm" svg:height="0.146cm" svg:x="3.306cm" svg:y="5.811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2" draw:text-style-name="P1" draw:layer="layout" svg:width="0.242cm" svg:height="0.143cm" svg:x="3.028cm" svg:y="5.925cm" svg:viewBox="0 0 243 144" svg:d="m243 70c-77 36-154 60-229 74l-7-38-7-38c69-13 140-35 211-68l16 35z">
            <text:p/>
          </draw:path>
          <draw:path draw:style-name="gr2" draw:text-style-name="P1" draw:layer="layout" svg:width="0.242cm" svg:height="0.098cm" svg:x="2.72cm" svg:y="5.982cm" svg:viewBox="0 0 243 99" svg:d="m243 97c-20 1-39 2-59 2-64 0-126-8-184-25l10-37 11-37c51 14 106 22 163 22 18 0 35-1 53-2l3 38z">
            <text:p/>
          </draw:path>
          <draw:path draw:style-name="gr2" draw:text-style-name="P1" draw:layer="layout" svg:width="0.23cm" svg:height="0.195cm" svg:x="2.442cm" svg:y="5.833cm" svg:viewBox="0 0 231 196" svg:d="m200 196c-76-33-144-82-200-144l29-26 29-26c48 54 107 96 173 125l-15 35z">
            <text:p/>
          </draw:path>
          <draw:path draw:style-name="gr2" draw:text-style-name="P1" draw:layer="layout" svg:width="0.242cm" svg:height="0.162cm" svg:x="2.203cm" svg:y="5.781cm" svg:viewBox="0 0 243 163" svg:d="m243 60c-31 24-65 45-103 62s-79 31-121 41l-10-37-9-38c38-9 74-21 107-36s62-32 88-52l24 30z">
            <text:p/>
          </draw:path>
          <draw:path draw:style-name="gr2" draw:text-style-name="P1" draw:layer="layout" svg:width="0.242cm" svg:height="0.084cm" svg:x="1.899cm" svg:y="5.883cm" svg:viewBox="0 0 243 85" svg:d="m243 76c-41 6-82 9-124 9-39 0-79-3-119-8l5-38 5-38c36 4 73 7 109 7 38 0 76-3 113-8l5 38z">
            <text:p/>
          </draw:path>
          <draw:path draw:style-name="gr2" draw:text-style-name="P1" draw:layer="layout" svg:width="0.243cm" svg:height="0.151cm" svg:x="1.592cm" svg:y="5.795cm" svg:viewBox="0 0 244 152" svg:d="m228 152c-80-17-158-46-228-85l19-34 19-33c63 35 134 61 206 76l-8 38z">
            <text:p/>
          </draw:path>
          <draw:path draw:style-name="gr2" draw:text-style-name="P1" draw:layer="layout" svg:width="0.21cm" svg:height="0.221cm" svg:x="1.358cm" svg:y="5.596cm" svg:viewBox="0 0 211 222" svg:d="m165 222c-66-49-123-110-165-183l34-19 33-20c37 64 86 117 144 159l-23 31z">
            <text:p/>
          </draw:path>
          <draw:path draw:style-name="gr2" draw:text-style-name="P1" draw:layer="layout" svg:width="0.113cm" svg:height="0.239cm" svg:x="1.281cm" svg:y="5.321cm" svg:viewBox="0 0 114 240" svg:d="m42 240c-27-68-42-146-42-232v-8h39l39 1v7c0 76 12 144 36 204l-36 14z">
            <text:p/>
          </draw:path>
          <draw:path draw:style-name="gr2" draw:text-style-name="P1" draw:layer="layout" svg:width="0.243cm" svg:height="0.196cm" svg:x="1.121cm" svg:y="5.07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2" draw:text-style-name="P1" draw:layer="layout" svg:width="0.17cm" svg:height="0.24cm" svg:x="0.962cm" svg:y="4.817cm" svg:viewBox="0 0 171 241" svg:d="m108 241c-46-65-83-139-108-218l36-12 37-11c23 71 56 137 98 196l-32 22z">
            <text:p/>
          </draw:path>
          <draw:path draw:style-name="gr2" draw:text-style-name="P1" draw:layer="layout" svg:width="0.09cm" svg:height="0.243cm" svg:x="0.925cm" svg:y="4.518cm" svg:viewBox="0 0 91 244" svg:d="m16 244c-11-49-16-100-16-151 0-31 2-62 6-93l38 5 39 6c-4 27-6 55-6 82 0 46 5 91 14 136l-37 7z">
            <text:p/>
          </draw:path>
          <draw:path draw:style-name="gr2" draw:text-style-name="P1" draw:layer="layout" svg:width="0.168cm" svg:height="0.24cm" svg:x="0.947cm" svg:y="4.217cm" svg:viewBox="0 0 169 241" svg:d="m0 221c21-77 55-152 107-221l31 24 31 23c-46 61-76 126-94 194l-38-10z">
            <text:p/>
          </draw:path>
          <draw:path draw:style-name="gr2" draw:text-style-name="P1" draw:layer="layout" svg:width="0.229cm" svg:height="0.197cm" svg:x="1.107cm" svg:y="4.011cm" svg:viewBox="0 0 230 198" svg:d="m0 145c51-54 115-103 192-145l19 33 19 34c-70 39-128 83-174 131l-28-26z">
            <text:p/>
          </draw:path>
          <draw:path draw:style-name="gr2" draw:text-style-name="P1" draw:layer="layout" svg:width="0.12cm" svg:height="0.248cm" svg:x="1.332cm" svg:y="3.795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2" draw:text-style-name="P1" draw:layer="layout" svg:width="0.172cm" svg:height="0.234cm" svg:x="1.34cm" svg:y="3.491cm" svg:viewBox="0 0 173 235" svg:d="m0 221c8-44 23-84 43-121s45-70 75-100l27 27 28 27c-25 25-46 53-62 83-17 30-29 63-35 98l-38-7z">
            <text:p/>
          </draw:path>
          <draw:path draw:style-name="gr2" draw:text-style-name="P1" draw:layer="layout" svg:width="0.241cm" svg:height="0.164cm" svg:x="1.521cm" svg:y="3.333cm" svg:viewBox="0 0 242 165" svg:d="m0 103c64-47 140-82 223-103l9 37 10 37c-73 19-140 50-196 91l-23-31z">
            <text:p/>
          </draw:path>
          <draw:path draw:style-name="gr2" draw:text-style-name="P1" draw:layer="layout" svg:width="0.243cm" svg:height="0.086cm" svg:x="1.823cm" svg:y="3.308cm" svg:viewBox="0 0 244 87" svg:d="m0 9c38-6 77-9 115-9 43 0 86 4 129 11l-6 38-7 38c-38-6-77-9-116-9-35 0-69 2-103 7l-6-38z">
            <text:p/>
          </draw:path>
          <draw:path draw:style-name="gr2" draw:text-style-name="P1" draw:layer="layout" svg:width="0.252cm" svg:height="0.186cm" svg:x="2.126cm" svg:y="3.336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2" draw:text-style-name="P1" draw:layer="layout" svg:width="0.202cm" svg:height="0.224cm" svg:x="2.339cm" svg:y="3.183cm" svg:viewBox="0 0 203 225" svg:d="m0 190c19-38 42-73 69-105 26-32 55-60 87-85l23 31 24 30c-27 22-52 46-75 73-22 28-43 58-59 91l-35-17z">
            <text:p/>
          </draw:path>
          <draw:path draw:style-name="gr2" draw:text-style-name="P1" draw:layer="layout" svg:width="0.243cm" svg:height="0.145cm" svg:x="2.563cm" svg:y="3.058cm" svg:viewBox="0 0 244 146" svg:d="m0 79c71-41 150-67 232-79l6 38 6 38c-73 11-143 34-205 70l-19-34z">
            <text:p/>
          </draw:path>
          <draw:path draw:style-name="gr2" draw:text-style-name="P1" draw:layer="layout" svg:width="0.24cm" svg:height="0.106cm" svg:x="2.877cm" svg:y="3.05cm" svg:viewBox="0 0 241 107" svg:d="m0 0h23c73 0 147 11 218 33l-11 37-11 37c-64-20-130-30-196-30-7 0-14 0-21 1l-1-39z">
            <text:p/>
          </draw:path>
          <draw:path draw:style-name="gr2" draw:text-style-name="P1" draw:layer="layout" svg:width="0.234cm" svg:height="0.189cm" svg:x="3.163cm" svg:y="3.111cm" svg:viewBox="0 0 235 190" svg:d="m31 0c74 32 144 77 204 134l-26 28-27 28c-53-51-115-91-182-119l16-36z">
            <text:p/>
          </draw:path>
          <draw:path draw:style-name="gr2" draw:text-style-name="P1" draw:layer="layout" svg:width="0.17cm" svg:height="0.246cm" svg:x="3.395cm" svg:y="3.305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2" draw:text-style-name="P1" draw:layer="layout" svg:width="0.241cm" svg:height="0.115cm" svg:x="3.605cm" svg:y="3.392cm" svg:viewBox="0 0 242 116" svg:d="m0 44c75-28 157-42 240-44l1 39 1 38c-75 2-148 14-216 39l-13-36z">
            <text:p/>
          </draw:path>
          <draw:path draw:style-name="gr2" draw:text-style-name="P1" draw:layer="layout" svg:width="0.242cm" svg:height="0.117cm" svg:x="3.92cm" svg:y="3.394cm" svg:viewBox="0 0 243 118" svg:d="m5 0c81 5 161 21 238 45l-12 36-11 37c-71-22-145-36-220-41l3-39z">
            <text:p/>
          </draw:path>
          <draw:path draw:style-name="gr2" draw:text-style-name="P1" draw:layer="layout" svg:width="0.24cm" svg:height="0.179cm" svg:x="4.21cm" svg:y="3.466cm" svg:viewBox="0 0 241 180" svg:d="m28 0c79 31 151 71 213 118l-24 31-23 31c-56-43-123-80-194-109l14-36z">
            <text:p/>
          </draw:path>
          <draw:path draw:style-name="gr2" draw:text-style-name="P1" draw:layer="layout" svg:width="0.186cm" svg:height="0.232cm" svg:x="4.458cm" svg:y="3.636cm" svg:viewBox="0 0 187 233" svg:d="m54 0c33 32 61 66 83 101 23 36 40 74 50 113l-37 9-38 10c-8-31-22-62-40-91-19-30-43-59-72-86l27-28z">
            <text:p/>
          </draw:path>
          <draw:path draw:style-name="gr2" draw:text-style-name="P1" draw:layer="layout" svg:width="0.154cm" svg:height="0.233cm" svg:x="4.5cm" svg:y="3.934cm" svg:viewBox="0 0 155 234" svg:d="m155 1c-1 39-9 79-25 118-15 38-39 77-71 115l-30-25-29-25c26-31 46-63 59-94 12-30 18-60 19-90l38 1z">
            <text:p/>
          </draw:path>
          <draw:path draw:style-name="gr2" draw:text-style-name="P1" draw:layer="layout" svg:width="0.212cm" svg:height="0.22cm" svg:x="4.511cm" svg:y="4.161cm" svg:viewBox="0 0 213 221" svg:d="m42 0c31 20 62 46 91 77 28 30 55 64 80 102l-33 21-32 21c-22-34-46-65-71-91s-51-48-77-65l21-33z">
            <text:p/>
          </draw:path>
          <draw:path draw:style-name="gr2" draw:text-style-name="P1" draw:layer="layout" svg:width="0.141cm" svg:height="0.242cm" svg:x="4.696cm" svg:y="4.411cm" svg:viewBox="0 0 142 243" svg:d="m69 0c36 72 63 152 73 233l-38 5-38 5c-10-72-34-143-66-208l34-17z">
            <text:p/>
          </draw:path>
          <draw:path draw:style-name="gr2" draw:text-style-name="P1" draw:layer="layout" svg:width="0.134cm" svg:height="0.24cm" svg:x="4.708cm" svg:y="4.725cm" svg:viewBox="0 0 135 241" svg:d="m135 1c-1 42-7 83-18 123-11 41-28 80-52 117l-33-21-32-21c19-30 33-63 43-96 9-33 14-68 15-103l38 1z">
            <text:p/>
          </draw:path>
          <draw:path draw:style-name="gr2" draw:text-style-name="P1" draw:layer="layout" svg:width="0.234cm" svg:height="0.185cm" svg:x="4.486cm" svg:y="4.978cm" svg:viewBox="0 0 235 186" svg:d="m235 54c-26 26-56 51-90 73s-73 42-117 59l-14-36-14-36c38-15 73-32 103-52 29-19 54-39 76-62l28 27z">
            <text:p/>
          </draw:path>
        </draw:g>
        <draw:g>
          <draw:path draw:style-name="gr1" draw:text-style-name="P1" draw:layer="layout" svg:width="3.606cm" svg:height="2.68cm" svg:x="1.093cm" svg:y="8.51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1" draw:layer="layout" svg:width="0.151cm" svg:height="0.242cm" svg:x="4.421cm" svg:y="10.471cm" svg:viewBox="0 0 152 243" svg:d="m70 0c42 84 68 160 82 228l-38 7-38 8c-12-62-37-131-76-209l35-17z">
            <text:p/>
          </draw:path>
          <draw:path draw:style-name="gr2" draw:text-style-name="P1" draw:layer="layout" svg:width="0.132cm" svg:height="0.238cm" svg:x="4.45cm" svg:y="10.787cm" svg:viewBox="0 0 133 239" svg:d="m133 0v15c0 45-6 85-18 122-13 38-30 72-53 102l-31-23-31-23c18-24 32-50 41-79 10-30 15-63 15-99v-12l38-2z">
            <text:p/>
          </draw:path>
          <draw:path draw:style-name="gr2" draw:text-style-name="P1" draw:layer="layout" svg:width="0.241cm" svg:height="0.173cm" svg:x="4.212cm" svg:y="11.03cm" svg:viewBox="0 0 242 174" svg:d="m242 58c-29 26-63 49-100 68s-76 35-118 48l-12-37-12-37c38-11 73-26 106-43 32-16 60-35 86-57l25 29z">
            <text:p/>
          </draw:path>
          <draw:path draw:style-name="gr2" draw:text-style-name="P1" draw:layer="layout" svg:width="0.241cm" svg:height="0.107cm" svg:x="3.917cm" svg:y="11.15cm" svg:viewBox="0 0 242 108" svg:d="m242 75c-76 18-156 28-237 33l-2-38-3-39c76-5 153-14 225-31l8 37z">
            <text:p/>
          </draw:path>
          <draw:path draw:style-name="gr2" draw:text-style-name="P1" draw:layer="layout" svg:width="0.236cm" svg:height="0.084cm" svg:x="3.605cm" svg:y="11.177cm" svg:viewBox="0 0 237 85" svg:d="m237 85h-47c-66 0-131-3-190-8l4-38 3-39c57 5 119 8 183 8 15 0 30 0 46-1l1 39z">
            <text:p/>
          </draw:path>
          <draw:path draw:style-name="gr2" draw:text-style-name="P1" draw:layer="layout" svg:width="0.229cm" svg:height="0.146cm" svg:x="3.306cm" svg:y="11.155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2" draw:text-style-name="P1" draw:layer="layout" svg:width="0.242cm" svg:height="0.143cm" svg:x="3.028cm" svg:y="11.269cm" svg:viewBox="0 0 243 144" svg:d="m243 70c-77 36-154 60-229 74l-7-38-7-38c69-13 140-35 211-68l16 35z">
            <text:p/>
          </draw:path>
          <draw:path draw:style-name="gr2" draw:text-style-name="P1" draw:layer="layout" svg:width="0.242cm" svg:height="0.098cm" svg:x="2.72cm" svg:y="11.326cm" svg:viewBox="0 0 243 99" svg:d="m243 97c-20 1-39 2-59 2-64 0-126-8-184-25l10-37 11-37c51 14 106 22 163 22 18 0 35-1 53-2l3 38z">
            <text:p/>
          </draw:path>
          <draw:path draw:style-name="gr2" draw:text-style-name="P1" draw:layer="layout" svg:width="0.23cm" svg:height="0.195cm" svg:x="2.442cm" svg:y="11.177cm" svg:viewBox="0 0 231 196" svg:d="m200 196c-76-33-144-82-200-144l29-26 29-26c48 54 107 96 173 125l-15 35z">
            <text:p/>
          </draw:path>
          <draw:path draw:style-name="gr2" draw:text-style-name="P1" draw:layer="layout" svg:width="0.242cm" svg:height="0.162cm" svg:x="2.203cm" svg:y="11.125cm" svg:viewBox="0 0 243 163" svg:d="m243 60c-31 24-65 45-103 62s-79 31-121 41l-10-37-9-38c38-9 74-21 107-36s62-32 88-52l24 30z">
            <text:p/>
          </draw:path>
          <draw:path draw:style-name="gr2" draw:text-style-name="P1" draw:layer="layout" svg:width="0.242cm" svg:height="0.084cm" svg:x="1.899cm" svg:y="11.227cm" svg:viewBox="0 0 243 85" svg:d="m243 76c-41 6-82 9-124 9-39 0-79-3-119-8l5-38 5-38c36 4 73 7 109 7 38 0 76-3 113-8l5 38z">
            <text:p/>
          </draw:path>
          <draw:path draw:style-name="gr2" draw:text-style-name="P1" draw:layer="layout" svg:width="0.243cm" svg:height="0.151cm" svg:x="1.592cm" svg:y="11.139cm" svg:viewBox="0 0 244 152" svg:d="m228 152c-80-17-158-46-228-85l19-34 19-33c63 35 134 61 206 76l-8 38z">
            <text:p/>
          </draw:path>
          <draw:path draw:style-name="gr2" draw:text-style-name="P1" draw:layer="layout" svg:width="0.21cm" svg:height="0.221cm" svg:x="1.358cm" svg:y="10.94cm" svg:viewBox="0 0 211 222" svg:d="m165 222c-66-49-123-110-165-183l34-19 33-20c37 64 86 117 144 159l-23 31z">
            <text:p/>
          </draw:path>
          <draw:path draw:style-name="gr2" draw:text-style-name="P1" draw:layer="layout" svg:width="0.113cm" svg:height="0.239cm" svg:x="1.281cm" svg:y="10.665cm" svg:viewBox="0 0 114 240" svg:d="m42 240c-27-68-42-146-42-232v-8h39l39 1v7c0 76 12 144 36 204l-36 14z">
            <text:p/>
          </draw:path>
          <draw:path draw:style-name="gr2" draw:text-style-name="P1" draw:layer="layout" svg:width="0.243cm" svg:height="0.196cm" svg:x="1.121cm" svg:y="10.414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2" draw:text-style-name="P1" draw:layer="layout" svg:width="0.17cm" svg:height="0.24cm" svg:x="0.962cm" svg:y="10.161cm" svg:viewBox="0 0 171 241" svg:d="m108 241c-46-65-83-139-108-218l36-12 37-11c23 71 56 137 98 196l-32 22z">
            <text:p/>
          </draw:path>
          <draw:path draw:style-name="gr2" draw:text-style-name="P1" draw:layer="layout" svg:width="0.09cm" svg:height="0.243cm" svg:x="0.925cm" svg:y="9.862cm" svg:viewBox="0 0 91 244" svg:d="m16 244c-11-49-16-100-16-151 0-31 2-62 6-93l38 5 39 6c-4 27-6 55-6 82 0 46 5 91 14 136l-37 7z">
            <text:p/>
          </draw:path>
          <draw:path draw:style-name="gr2" draw:text-style-name="P1" draw:layer="layout" svg:width="0.168cm" svg:height="0.24cm" svg:x="0.947cm" svg:y="9.561cm" svg:viewBox="0 0 169 241" svg:d="m0 221c21-77 55-152 107-221l31 24 31 23c-46 61-76 126-94 194l-38-10z">
            <text:p/>
          </draw:path>
          <draw:path draw:style-name="gr2" draw:text-style-name="P1" draw:layer="layout" svg:width="0.229cm" svg:height="0.197cm" svg:x="1.107cm" svg:y="9.355cm" svg:viewBox="0 0 230 198" svg:d="m0 145c51-54 115-103 192-145l19 33 19 34c-70 39-128 83-174 131l-28-26z">
            <text:p/>
          </draw:path>
          <draw:path draw:style-name="gr2" draw:text-style-name="P1" draw:layer="layout" svg:width="0.12cm" svg:height="0.248cm" svg:x="1.332cm" svg:y="9.139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2" draw:text-style-name="P1" draw:layer="layout" svg:width="0.172cm" svg:height="0.234cm" svg:x="1.34cm" svg:y="8.835cm" svg:viewBox="0 0 173 235" svg:d="m0 221c8-44 23-84 43-121s45-70 75-100l27 27 28 27c-25 25-46 53-62 83-17 30-29 63-35 98l-38-7z">
            <text:p/>
          </draw:path>
          <draw:path draw:style-name="gr2" draw:text-style-name="P1" draw:layer="layout" svg:width="0.241cm" svg:height="0.164cm" svg:x="1.521cm" svg:y="8.677cm" svg:viewBox="0 0 242 165" svg:d="m0 103c64-47 140-82 223-103l9 37 10 37c-73 19-140 50-196 91l-23-31z">
            <text:p/>
          </draw:path>
          <draw:path draw:style-name="gr2" draw:text-style-name="P1" draw:layer="layout" svg:width="0.243cm" svg:height="0.086cm" svg:x="1.823cm" svg:y="8.652cm" svg:viewBox="0 0 244 87" svg:d="m0 9c38-6 77-9 115-9 43 0 86 4 129 11l-6 38-7 38c-38-6-77-9-116-9-35 0-69 2-103 7l-6-38z">
            <text:p/>
          </draw:path>
          <draw:path draw:style-name="gr2" draw:text-style-name="P1" draw:layer="layout" svg:width="0.252cm" svg:height="0.186cm" svg:x="2.126cm" svg:y="8.68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2" draw:text-style-name="P1" draw:layer="layout" svg:width="0.202cm" svg:height="0.224cm" svg:x="2.339cm" svg:y="8.527cm" svg:viewBox="0 0 203 225" svg:d="m0 190c19-38 42-73 69-105 26-32 55-60 87-85l23 31 24 30c-27 22-52 46-75 73-22 28-43 58-59 91l-35-17z">
            <text:p/>
          </draw:path>
          <draw:path draw:style-name="gr2" draw:text-style-name="P1" draw:layer="layout" svg:width="0.243cm" svg:height="0.145cm" svg:x="2.563cm" svg:y="8.402cm" svg:viewBox="0 0 244 146" svg:d="m0 79c71-41 150-67 232-79l6 38 6 38c-73 11-143 34-205 70l-19-34z">
            <text:p/>
          </draw:path>
          <draw:path draw:style-name="gr2" draw:text-style-name="P1" draw:layer="layout" svg:width="0.24cm" svg:height="0.106cm" svg:x="2.877cm" svg:y="8.394cm" svg:viewBox="0 0 241 107" svg:d="m0 0h23c73 0 147 11 218 33l-11 37-11 37c-64-20-130-30-196-30-7 0-14 0-21 1l-1-39z">
            <text:p/>
          </draw:path>
          <draw:path draw:style-name="gr2" draw:text-style-name="P1" draw:layer="layout" svg:width="0.234cm" svg:height="0.189cm" svg:x="3.163cm" svg:y="8.455cm" svg:viewBox="0 0 235 190" svg:d="m31 0c74 32 144 77 204 134l-26 28-27 28c-53-51-115-91-182-119l16-36z">
            <text:p/>
          </draw:path>
          <draw:path draw:style-name="gr2" draw:text-style-name="P1" draw:layer="layout" svg:width="0.17cm" svg:height="0.246cm" svg:x="3.395cm" svg:y="8.649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2" draw:text-style-name="P1" draw:layer="layout" svg:width="0.241cm" svg:height="0.115cm" svg:x="3.605cm" svg:y="8.736cm" svg:viewBox="0 0 242 116" svg:d="m0 44c75-28 157-42 240-44l1 39 1 38c-75 2-148 14-216 39l-13-36z">
            <text:p/>
          </draw:path>
          <draw:path draw:style-name="gr2" draw:text-style-name="P1" draw:layer="layout" svg:width="0.242cm" svg:height="0.117cm" svg:x="3.92cm" svg:y="8.738cm" svg:viewBox="0 0 243 118" svg:d="m5 0c81 5 161 21 238 45l-12 36-11 37c-71-22-145-36-220-41l3-39z">
            <text:p/>
          </draw:path>
          <draw:path draw:style-name="gr2" draw:text-style-name="P1" draw:layer="layout" svg:width="0.24cm" svg:height="0.179cm" svg:x="4.21cm" svg:y="8.81cm" svg:viewBox="0 0 241 180" svg:d="m28 0c79 31 151 71 213 118l-24 31-23 31c-56-43-123-80-194-109l14-36z">
            <text:p/>
          </draw:path>
          <draw:path draw:style-name="gr2" draw:text-style-name="P1" draw:layer="layout" svg:width="0.186cm" svg:height="0.232cm" svg:x="4.458cm" svg:y="8.98cm" svg:viewBox="0 0 187 233" svg:d="m54 0c33 32 61 66 83 101 23 36 40 74 50 113l-37 9-38 10c-8-31-22-62-40-91-19-30-43-59-72-86l27-28z">
            <text:p/>
          </draw:path>
          <draw:path draw:style-name="gr2" draw:text-style-name="P1" draw:layer="layout" svg:width="0.154cm" svg:height="0.233cm" svg:x="4.5cm" svg:y="9.278cm" svg:viewBox="0 0 155 234" svg:d="m155 1c-1 39-9 79-25 118-15 38-39 77-71 115l-30-25-29-25c26-31 46-63 59-94 12-30 18-60 19-90l38 1z">
            <text:p/>
          </draw:path>
          <draw:path draw:style-name="gr2" draw:text-style-name="P1" draw:layer="layout" svg:width="0.212cm" svg:height="0.22cm" svg:x="4.511cm" svg:y="9.505cm" svg:viewBox="0 0 213 221" svg:d="m42 0c31 20 62 46 91 77 28 30 55 64 80 102l-33 21-32 21c-22-34-46-65-71-91s-51-48-77-65l21-33z">
            <text:p/>
          </draw:path>
          <draw:path draw:style-name="gr2" draw:text-style-name="P1" draw:layer="layout" svg:width="0.141cm" svg:height="0.242cm" svg:x="4.696cm" svg:y="9.755cm" svg:viewBox="0 0 142 243" svg:d="m69 0c36 72 63 152 73 233l-38 5-38 5c-10-72-34-143-66-208l34-17z">
            <text:p/>
          </draw:path>
          <draw:path draw:style-name="gr2" draw:text-style-name="P1" draw:layer="layout" svg:width="0.134cm" svg:height="0.24cm" svg:x="4.708cm" svg:y="10.069cm" svg:viewBox="0 0 135 241" svg:d="m135 1c-1 42-7 83-18 123-11 41-28 80-52 117l-33-21-32-21c19-30 33-63 43-96 9-33 14-68 15-103l38 1z">
            <text:p/>
          </draw:path>
          <draw:path draw:style-name="gr2" draw:text-style-name="P1" draw:layer="layout" svg:width="0.234cm" svg:height="0.185cm" svg:x="4.486cm" svg:y="10.322cm" svg:viewBox="0 0 235 186" svg:d="m235 54c-26 26-56 51-90 73s-73 42-117 59l-14-36-14-36c38-15 73-32 103-52 29-19 54-39 76-62l28 27z">
            <text:p/>
          </draw:path>
        </draw:g>
        <draw:frame draw:style-name="gr3" draw:text-style-name="P1" draw:layer="layout" svg:width="3cm" svg:height="2.644cm" svg:x="12.1cm" svg:y="6.05cm">
          <draw:image xlink:href="Pictures/2000003F000019F8000016E1B25DA732.svm" xlink:type="simple" xlink:show="embed" xlink:actuate="onLoad">
            <text:p/>
          </draw:image>
        </draw:frame>
        <draw:frame draw:style-name="gr3" draw:text-style-name="P1" draw:layer="layout" svg:width="3cm" svg:height="2.643cm" svg:x="16.05cm" svg:y="2.782cm">
          <draw:image xlink:href="Pictures/2000003F000019F8000016E1F6640E0E.svm" xlink:type="simple" xlink:show="embed" xlink:actuate="onLoad">
            <text:p/>
          </draw:image>
        </draw:frame>
        <draw:frame draw:style-name="gr3" draw:text-style-name="P1" draw:layer="layout" svg:width="1.5cm" svg:height="2.074cm" svg:x="2.175cm" svg:y="3.55cm">
          <draw:image xlink:href="Pictures/200000CC00001FF800002C19B9D5C6C1.svm" xlink:type="simple" xlink:show="embed" xlink:actuate="onLoad">
            <text:p/>
          </draw:image>
        </draw:frame>
        <draw:frame draw:style-name="gr3" draw:text-style-name="P1" draw:layer="layout" svg:width="2.25cm" svg:height="1.698cm" svg:x="1.55cm" svg:y="9.175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1" draw:layer="layout" svg:width="2.998cm" svg:height="1.979cm" svg:x="4.039cm" svg:y="6.688cm">
          <draw:image xlink:href="Pictures/2000003F000019F8000016E1B25DA732.svm" xlink:type="simple" xlink:show="embed" xlink:actuate="onLoad">
            <text:p/>
          </draw:image>
        </draw:frame>
        <draw:line draw:style-name="gr5" draw:text-style-name="P1" draw:layer="layout" svg:x1="17.675cm" svg:y1="6.175cm" svg:x2="17.675cm" svg:y2="5.05cm">
          <text:p/>
        </draw:line>
        <draw:line draw:style-name="gr5" draw:text-style-name="P1" draw:layer="layout" svg:x1="11.3cm" svg:y1="7.768cm" svg:x2="12.613cm" svg:y2="7.768cm">
          <text:p/>
        </draw:line>
        <draw:line draw:style-name="gr5" draw:text-style-name="P1" draw:layer="layout" svg:x1="14.8cm" svg:y1="7.675cm" svg:x2="15.925cm" svg:y2="7.675cm">
          <text:p/>
        </draw:line>
        <draw:line draw:style-name="gr5" draw:text-style-name="P1" draw:layer="layout" svg:x1="4.975cm" svg:y1="6.995cm" svg:x2="4.037cm" svg:y2="5.868cm">
          <text:p/>
        </draw:line>
        <draw:frame draw:style-name="gr6" draw:text-style-name="P2" draw:layer="layout" svg:width="2.278cm" svg:height="0.873cm" svg:x="12.875cm" svg:y="8.577cm">
          <draw:text-box>
            <text:p><text:span text:style-name="T1">Campus</text:span></text:p>
          </draw:text-box>
        </draw:frame>
        <draw:frame draw:style-name="gr7" draw:text-style-name="P2" draw:layer="layout" svg:width="1.769cm" svg:height="0.873cm" svg:x="4.981cm" svg:y="8.548cm">
          <draw:text-box>
            <text:p><text:span text:style-name="T1">Parc</text:span></text:p>
          </draw:text-box>
        </draw:frame>
        <draw:frame draw:style-name="gr8" draw:text-style-name="P3" draw:layer="layout" svg:width="1.642cm" svg:height="0.81cm" svg:x="16.55cm" svg:y="5.365cm">
          <draw:text-box>
            <text:p><text:span text:style-name="T2">tap0</text:span></text:p>
          </draw:text-box>
        </draw:frame>
        <draw:frame draw:style-name="gr9" draw:text-style-name="P3" draw:layer="layout" svg:width="1.865cm" svg:height="0.809cm" svg:x="14.56cm" svg:y="7.175cm">
          <draw:text-box>
            <text:p><text:span text:style-name="T2">fa0/0</text:span></text:p>
          </draw:text-box>
        </draw:frame>
        <draw:frame draw:style-name="gr9" draw:text-style-name="P3" draw:layer="layout" svg:width="1.865cm" svg:height="0.809cm" svg:x="11.35cm" svg:y="7.241cm">
          <draw:text-box>
            <text:p><text:span text:style-name="T2">fa0/1</text:span></text:p>
          </draw:text-box>
        </draw:frame>
        <draw:frame draw:style-name="gr9" draw:text-style-name="P3" draw:layer="layout" svg:width="1.865cm" svg:height="0.809cm" svg:x="6.598cm" svg:y="7.268cm">
          <draw:text-box>
            <text:p><text:span text:style-name="T2">fa0/0</text:span></text:p>
          </draw:text-box>
        </draw:frame>
        <draw:frame draw:style-name="gr10" draw:text-style-name="P3" draw:layer="layout" svg:width="1.865cm" svg:height="0.81cm" svg:x="3.21cm" svg:y="8.24cm">
          <draw:text-box>
            <text:p><text:span text:style-name="T2">fa0/1</text:span></text:p>
          </draw:text-box>
        </draw:frame>
        <draw:frame draw:style-name="gr11" draw:text-style-name="P3" draw:layer="layout" svg:width="1.863cm" svg:height="0.811cm" svg:x="4.624cm" svg:y="6.384cm">
          <draw:text-box>
            <text:p><text:span text:style-name="T2">fa1/0</text:span></text:p>
          </draw:text-box>
        </draw:frame>
        <draw:line draw:style-name="gr5" draw:text-style-name="P1" draw:layer="layout" svg:x1="6.7cm" svg:y1="7.775cm" svg:x2="7.95cm" svg:y2="7.775cm">
          <text:p/>
        </draw:line>
        <draw:g>
          <draw:path draw:style-name="gr1" draw:text-style-name="P1" draw:layer="layout" svg:width="3.606cm" svg:height="2.68cm" svg:x="7.95cm" svg:y="6.36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1" draw:layer="layout" svg:width="0.151cm" svg:height="0.242cm" svg:x="11.278cm" svg:y="8.321cm" svg:viewBox="0 0 152 243" svg:d="m70 0c42 84 68 160 82 228l-38 7-38 8c-12-62-37-131-76-209l35-17z">
            <text:p/>
          </draw:path>
          <draw:path draw:style-name="gr2" draw:text-style-name="P1" draw:layer="layout" svg:width="0.132cm" svg:height="0.238cm" svg:x="11.307cm" svg:y="8.637cm" svg:viewBox="0 0 133 239" svg:d="m133 0v15c0 45-6 85-18 122-13 38-30 72-53 102l-31-23-31-23c18-24 32-50 41-79 10-30 15-63 15-99v-12l38-2z">
            <text:p/>
          </draw:path>
          <draw:path draw:style-name="gr2" draw:text-style-name="P1" draw:layer="layout" svg:width="0.241cm" svg:height="0.173cm" svg:x="11.069cm" svg:y="8.88cm" svg:viewBox="0 0 242 174" svg:d="m242 58c-29 26-63 49-100 68s-76 35-118 48l-12-37-12-37c38-11 73-26 106-43 32-16 60-35 86-57l25 29z">
            <text:p/>
          </draw:path>
          <draw:path draw:style-name="gr2" draw:text-style-name="P1" draw:layer="layout" svg:width="0.241cm" svg:height="0.107cm" svg:x="10.774cm" svg:y="9cm" svg:viewBox="0 0 242 108" svg:d="m242 75c-76 18-156 28-237 33l-2-38-3-39c76-5 153-14 225-31l8 37z">
            <text:p/>
          </draw:path>
          <draw:path draw:style-name="gr2" draw:text-style-name="P1" draw:layer="layout" svg:width="0.236cm" svg:height="0.084cm" svg:x="10.462cm" svg:y="9.027cm" svg:viewBox="0 0 237 85" svg:d="m237 85h-47c-66 0-131-3-190-8l4-38 3-39c57 5 119 8 183 8 15 0 30 0 46-1l1 39z">
            <text:p/>
          </draw:path>
          <draw:path draw:style-name="gr2" draw:text-style-name="P1" draw:layer="layout" svg:width="0.229cm" svg:height="0.146cm" svg:x="10.163cm" svg:y="9.005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2" draw:text-style-name="P1" draw:layer="layout" svg:width="0.242cm" svg:height="0.143cm" svg:x="9.885cm" svg:y="9.119cm" svg:viewBox="0 0 243 144" svg:d="m243 70c-77 36-154 60-229 74l-7-38-7-38c69-13 140-35 211-68l16 35z">
            <text:p/>
          </draw:path>
          <draw:path draw:style-name="gr2" draw:text-style-name="P1" draw:layer="layout" svg:width="0.242cm" svg:height="0.098cm" svg:x="9.577cm" svg:y="9.176cm" svg:viewBox="0 0 243 99" svg:d="m243 97c-20 1-39 2-59 2-64 0-126-8-184-25l10-37 11-37c51 14 106 22 163 22 18 0 35-1 53-2l3 38z">
            <text:p/>
          </draw:path>
          <draw:path draw:style-name="gr2" draw:text-style-name="P1" draw:layer="layout" svg:width="0.23cm" svg:height="0.195cm" svg:x="9.299cm" svg:y="9.027cm" svg:viewBox="0 0 231 196" svg:d="m200 196c-76-33-144-82-200-144l29-26 29-26c48 54 107 96 173 125l-15 35z">
            <text:p/>
          </draw:path>
          <draw:path draw:style-name="gr2" draw:text-style-name="P1" draw:layer="layout" svg:width="0.242cm" svg:height="0.162cm" svg:x="9.06cm" svg:y="8.975cm" svg:viewBox="0 0 243 163" svg:d="m243 60c-31 24-65 45-103 62s-79 31-121 41l-10-37-9-38c38-9 74-21 107-36s62-32 88-52l24 30z">
            <text:p/>
          </draw:path>
          <draw:path draw:style-name="gr2" draw:text-style-name="P1" draw:layer="layout" svg:width="0.242cm" svg:height="0.084cm" svg:x="8.756cm" svg:y="9.077cm" svg:viewBox="0 0 243 85" svg:d="m243 76c-41 6-82 9-124 9-39 0-79-3-119-8l5-38 5-38c36 4 73 7 109 7 38 0 76-3 113-8l5 38z">
            <text:p/>
          </draw:path>
          <draw:path draw:style-name="gr2" draw:text-style-name="P1" draw:layer="layout" svg:width="0.243cm" svg:height="0.151cm" svg:x="8.449cm" svg:y="8.989cm" svg:viewBox="0 0 244 152" svg:d="m228 152c-80-17-158-46-228-85l19-34 19-33c63 35 134 61 206 76l-8 38z">
            <text:p/>
          </draw:path>
          <draw:path draw:style-name="gr2" draw:text-style-name="P1" draw:layer="layout" svg:width="0.21cm" svg:height="0.221cm" svg:x="8.215cm" svg:y="8.79cm" svg:viewBox="0 0 211 222" svg:d="m165 222c-66-49-123-110-165-183l34-19 33-20c37 64 86 117 144 159l-23 31z">
            <text:p/>
          </draw:path>
          <draw:path draw:style-name="gr2" draw:text-style-name="P1" draw:layer="layout" svg:width="0.113cm" svg:height="0.239cm" svg:x="8.138cm" svg:y="8.515cm" svg:viewBox="0 0 114 240" svg:d="m42 240c-27-68-42-146-42-232v-8h39l39 1v7c0 76 12 144 36 204l-36 14z">
            <text:p/>
          </draw:path>
          <draw:path draw:style-name="gr2" draw:text-style-name="P1" draw:layer="layout" svg:width="0.243cm" svg:height="0.196cm" svg:x="7.978cm" svg:y="8.264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2" draw:text-style-name="P1" draw:layer="layout" svg:width="0.17cm" svg:height="0.24cm" svg:x="7.819cm" svg:y="8.011cm" svg:viewBox="0 0 171 241" svg:d="m108 241c-46-65-83-139-108-218l36-12 37-11c23 71 56 137 98 196l-32 22z">
            <text:p/>
          </draw:path>
          <draw:path draw:style-name="gr2" draw:text-style-name="P1" draw:layer="layout" svg:width="0.09cm" svg:height="0.243cm" svg:x="7.782cm" svg:y="7.712cm" svg:viewBox="0 0 91 244" svg:d="m16 244c-11-49-16-100-16-151 0-31 2-62 6-93l38 5 39 6c-4 27-6 55-6 82 0 46 5 91 14 136l-37 7z">
            <text:p/>
          </draw:path>
          <draw:path draw:style-name="gr2" draw:text-style-name="P1" draw:layer="layout" svg:width="0.168cm" svg:height="0.24cm" svg:x="7.804cm" svg:y="7.411cm" svg:viewBox="0 0 169 241" svg:d="m0 221c21-77 55-152 107-221l31 24 31 23c-46 61-76 126-94 194l-38-10z">
            <text:p/>
          </draw:path>
          <draw:path draw:style-name="gr2" draw:text-style-name="P1" draw:layer="layout" svg:width="0.229cm" svg:height="0.197cm" svg:x="7.964cm" svg:y="7.205cm" svg:viewBox="0 0 230 198" svg:d="m0 145c51-54 115-103 192-145l19 33 19 34c-70 39-128 83-174 131l-28-26z">
            <text:p/>
          </draw:path>
          <draw:path draw:style-name="gr2" draw:text-style-name="P1" draw:layer="layout" svg:width="0.12cm" svg:height="0.248cm" svg:x="8.189cm" svg:y="6.989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2" draw:text-style-name="P1" draw:layer="layout" svg:width="0.172cm" svg:height="0.234cm" svg:x="8.197cm" svg:y="6.685cm" svg:viewBox="0 0 173 235" svg:d="m0 221c8-44 23-84 43-121s45-70 75-100l27 27 28 27c-25 25-46 53-62 83-17 30-29 63-35 98l-38-7z">
            <text:p/>
          </draw:path>
          <draw:path draw:style-name="gr2" draw:text-style-name="P1" draw:layer="layout" svg:width="0.241cm" svg:height="0.164cm" svg:x="8.378cm" svg:y="6.527cm" svg:viewBox="0 0 242 165" svg:d="m0 103c64-47 140-82 223-103l9 37 10 37c-73 19-140 50-196 91l-23-31z">
            <text:p/>
          </draw:path>
          <draw:path draw:style-name="gr2" draw:text-style-name="P1" draw:layer="layout" svg:width="0.243cm" svg:height="0.086cm" svg:x="8.68cm" svg:y="6.502cm" svg:viewBox="0 0 244 87" svg:d="m0 9c38-6 77-9 115-9 43 0 86 4 129 11l-6 38-7 38c-38-6-77-9-116-9-35 0-69 2-103 7l-6-38z">
            <text:p/>
          </draw:path>
          <draw:path draw:style-name="gr2" draw:text-style-name="P1" draw:layer="layout" svg:width="0.252cm" svg:height="0.186cm" svg:x="8.983cm" svg:y="6.53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2" draw:text-style-name="P1" draw:layer="layout" svg:width="0.202cm" svg:height="0.224cm" svg:x="9.196cm" svg:y="6.377cm" svg:viewBox="0 0 203 225" svg:d="m0 190c19-38 42-73 69-105 26-32 55-60 87-85l23 31 24 30c-27 22-52 46-75 73-22 28-43 58-59 91l-35-17z">
            <text:p/>
          </draw:path>
          <draw:path draw:style-name="gr2" draw:text-style-name="P1" draw:layer="layout" svg:width="0.243cm" svg:height="0.145cm" svg:x="9.42cm" svg:y="6.252cm" svg:viewBox="0 0 244 146" svg:d="m0 79c71-41 150-67 232-79l6 38 6 38c-73 11-143 34-205 70l-19-34z">
            <text:p/>
          </draw:path>
          <draw:path draw:style-name="gr2" draw:text-style-name="P1" draw:layer="layout" svg:width="0.24cm" svg:height="0.106cm" svg:x="9.734cm" svg:y="6.244cm" svg:viewBox="0 0 241 107" svg:d="m0 0h23c73 0 147 11 218 33l-11 37-11 37c-64-20-130-30-196-30-7 0-14 0-21 1l-1-39z">
            <text:p/>
          </draw:path>
          <draw:path draw:style-name="gr2" draw:text-style-name="P1" draw:layer="layout" svg:width="0.234cm" svg:height="0.189cm" svg:x="10.02cm" svg:y="6.305cm" svg:viewBox="0 0 235 190" svg:d="m31 0c74 32 144 77 204 134l-26 28-27 28c-53-51-115-91-182-119l16-36z">
            <text:p/>
          </draw:path>
          <draw:path draw:style-name="gr2" draw:text-style-name="P1" draw:layer="layout" svg:width="0.17cm" svg:height="0.246cm" svg:x="10.252cm" svg:y="6.499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2" draw:text-style-name="P1" draw:layer="layout" svg:width="0.241cm" svg:height="0.115cm" svg:x="10.462cm" svg:y="6.586cm" svg:viewBox="0 0 242 116" svg:d="m0 44c75-28 157-42 240-44l1 39 1 38c-75 2-148 14-216 39l-13-36z">
            <text:p/>
          </draw:path>
          <draw:path draw:style-name="gr2" draw:text-style-name="P1" draw:layer="layout" svg:width="0.242cm" svg:height="0.117cm" svg:x="10.777cm" svg:y="6.588cm" svg:viewBox="0 0 243 118" svg:d="m5 0c81 5 161 21 238 45l-12 36-11 37c-71-22-145-36-220-41l3-39z">
            <text:p/>
          </draw:path>
          <draw:path draw:style-name="gr2" draw:text-style-name="P1" draw:layer="layout" svg:width="0.24cm" svg:height="0.179cm" svg:x="11.067cm" svg:y="6.66cm" svg:viewBox="0 0 241 180" svg:d="m28 0c79 31 151 71 213 118l-24 31-23 31c-56-43-123-80-194-109l14-36z">
            <text:p/>
          </draw:path>
          <draw:path draw:style-name="gr2" draw:text-style-name="P1" draw:layer="layout" svg:width="0.186cm" svg:height="0.232cm" svg:x="11.315cm" svg:y="6.83cm" svg:viewBox="0 0 187 233" svg:d="m54 0c33 32 61 66 83 101 23 36 40 74 50 113l-37 9-38 10c-8-31-22-62-40-91-19-30-43-59-72-86l27-28z">
            <text:p/>
          </draw:path>
          <draw:path draw:style-name="gr2" draw:text-style-name="P1" draw:layer="layout" svg:width="0.154cm" svg:height="0.233cm" svg:x="11.357cm" svg:y="7.128cm" svg:viewBox="0 0 155 234" svg:d="m155 1c-1 39-9 79-25 118-15 38-39 77-71 115l-30-25-29-25c26-31 46-63 59-94 12-30 18-60 19-90l38 1z">
            <text:p/>
          </draw:path>
          <draw:path draw:style-name="gr2" draw:text-style-name="P1" draw:layer="layout" svg:width="0.212cm" svg:height="0.22cm" svg:x="11.368cm" svg:y="7.355cm" svg:viewBox="0 0 213 221" svg:d="m42 0c31 20 62 46 91 77 28 30 55 64 80 102l-33 21-32 21c-22-34-46-65-71-91s-51-48-77-65l21-33z">
            <text:p/>
          </draw:path>
          <draw:path draw:style-name="gr2" draw:text-style-name="P1" draw:layer="layout" svg:width="0.141cm" svg:height="0.242cm" svg:x="11.553cm" svg:y="7.605cm" svg:viewBox="0 0 142 243" svg:d="m69 0c36 72 63 152 73 233l-38 5-38 5c-10-72-34-143-66-208l34-17z">
            <text:p/>
          </draw:path>
          <draw:path draw:style-name="gr2" draw:text-style-name="P1" draw:layer="layout" svg:width="0.134cm" svg:height="0.24cm" svg:x="11.565cm" svg:y="7.919cm" svg:viewBox="0 0 135 241" svg:d="m135 1c-1 42-7 83-18 123-11 41-28 80-52 117l-33-21-32-21c19-30 33-63 43-96 9-33 14-68 15-103l38 1z">
            <text:p/>
          </draw:path>
          <draw:path draw:style-name="gr2" draw:text-style-name="P1" draw:layer="layout" svg:width="0.234cm" svg:height="0.185cm" svg:x="11.343cm" svg:y="8.172cm" svg:viewBox="0 0 235 186" svg:d="m235 54c-26 26-56 51-90 73s-73 42-117 59l-14-36-14-36c38-15 73-32 103-52 29-19 54-39 76-62l28 27z">
            <text:p/>
          </draw:path>
        </draw:g>
        <draw:line draw:style-name="gr5" draw:text-style-name="P1" draw:layer="layout" svg:x1="4.975cm" svg:y1="8.168cm" svg:x2="4.3cm" svg:y2="8.925cm">
          <text:p/>
        </draw:line>
        <draw:g>
          <draw:path draw:style-name="gr1" draw:text-style-name="P1" draw:layer="layout" svg:width="3.606cm" svg:height="2.68cm" svg:x="15.95cm" svg:y="6.27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1" draw:layer="layout" svg:width="0.151cm" svg:height="0.242cm" svg:x="19.278cm" svg:y="8.222cm" svg:viewBox="0 0 152 243" svg:d="m70 0c42 84 68 160 82 228l-38 7-38 8c-12-62-37-131-76-209l35-17z">
            <text:p/>
          </draw:path>
          <draw:path draw:style-name="gr2" draw:text-style-name="P1" draw:layer="layout" svg:width="0.132cm" svg:height="0.238cm" svg:x="19.307cm" svg:y="8.538cm" svg:viewBox="0 0 133 239" svg:d="m133 0v15c0 45-6 85-18 122-13 38-30 72-53 102l-31-23-31-23c18-24 32-50 41-79 10-30 15-63 15-99v-12l38-2z">
            <text:p/>
          </draw:path>
          <draw:path draw:style-name="gr2" draw:text-style-name="P1" draw:layer="layout" svg:width="0.241cm" svg:height="0.173cm" svg:x="19.069cm" svg:y="8.781cm" svg:viewBox="0 0 242 174" svg:d="m242 58c-29 26-63 49-100 68s-76 35-118 48l-12-37-12-37c38-11 73-26 106-43 32-16 60-35 86-57l25 29z">
            <text:p/>
          </draw:path>
          <draw:path draw:style-name="gr2" draw:text-style-name="P1" draw:layer="layout" svg:width="0.241cm" svg:height="0.107cm" svg:x="18.774cm" svg:y="8.901cm" svg:viewBox="0 0 242 108" svg:d="m242 75c-76 18-156 28-237 33l-2-38-3-39c76-5 153-14 225-31l8 37z">
            <text:p/>
          </draw:path>
          <draw:path draw:style-name="gr2" draw:text-style-name="P1" draw:layer="layout" svg:width="0.236cm" svg:height="0.084cm" svg:x="18.462cm" svg:y="8.928cm" svg:viewBox="0 0 237 85" svg:d="m237 85h-47c-66 0-131-3-190-8l4-38 3-39c57 5 119 8 183 8 15 0 30 0 46-1l1 39z">
            <text:p/>
          </draw:path>
          <draw:path draw:style-name="gr2" draw:text-style-name="P1" draw:layer="layout" svg:width="0.229cm" svg:height="0.146cm" svg:x="18.163cm" svg:y="8.906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2" draw:text-style-name="P1" draw:layer="layout" svg:width="0.242cm" svg:height="0.143cm" svg:x="17.885cm" svg:y="9.02cm" svg:viewBox="0 0 243 144" svg:d="m243 70c-77 36-154 60-229 74l-7-38-7-38c69-13 140-35 211-68l16 35z">
            <text:p/>
          </draw:path>
          <draw:path draw:style-name="gr2" draw:text-style-name="P1" draw:layer="layout" svg:width="0.242cm" svg:height="0.098cm" svg:x="17.577cm" svg:y="9.077cm" svg:viewBox="0 0 243 99" svg:d="m243 97c-20 1-39 2-59 2-64 0-126-8-184-25l10-37 11-37c51 14 106 22 163 22 18 0 35-1 53-2l3 38z">
            <text:p/>
          </draw:path>
          <draw:path draw:style-name="gr2" draw:text-style-name="P1" draw:layer="layout" svg:width="0.23cm" svg:height="0.195cm" svg:x="17.299cm" svg:y="8.928cm" svg:viewBox="0 0 231 196" svg:d="m200 196c-76-33-144-82-200-144l29-26 29-26c48 54 107 96 173 125l-15 35z">
            <text:p/>
          </draw:path>
          <draw:path draw:style-name="gr2" draw:text-style-name="P1" draw:layer="layout" svg:width="0.242cm" svg:height="0.162cm" svg:x="17.06cm" svg:y="8.876cm" svg:viewBox="0 0 243 163" svg:d="m243 60c-31 24-65 45-103 62s-79 31-121 41l-10-37-9-38c38-9 74-21 107-36s62-32 88-52l24 30z">
            <text:p/>
          </draw:path>
          <draw:path draw:style-name="gr2" draw:text-style-name="P1" draw:layer="layout" svg:width="0.242cm" svg:height="0.084cm" svg:x="16.756cm" svg:y="8.978cm" svg:viewBox="0 0 243 85" svg:d="m243 76c-41 6-82 9-124 9-39 0-79-3-119-8l5-38 5-38c36 4 73 7 109 7 38 0 76-3 113-8l5 38z">
            <text:p/>
          </draw:path>
          <draw:path draw:style-name="gr2" draw:text-style-name="P1" draw:layer="layout" svg:width="0.243cm" svg:height="0.151cm" svg:x="16.449cm" svg:y="8.89cm" svg:viewBox="0 0 244 152" svg:d="m228 152c-80-17-158-46-228-85l19-34 19-33c63 35 134 61 206 76l-8 38z">
            <text:p/>
          </draw:path>
          <draw:path draw:style-name="gr2" draw:text-style-name="P1" draw:layer="layout" svg:width="0.21cm" svg:height="0.221cm" svg:x="16.215cm" svg:y="8.691cm" svg:viewBox="0 0 211 222" svg:d="m165 222c-66-49-123-110-165-183l34-19 33-20c37 64 86 117 144 159l-23 31z">
            <text:p/>
          </draw:path>
          <draw:path draw:style-name="gr2" draw:text-style-name="P1" draw:layer="layout" svg:width="0.113cm" svg:height="0.239cm" svg:x="16.138cm" svg:y="8.416cm" svg:viewBox="0 0 114 240" svg:d="m42 240c-27-68-42-146-42-232v-8h39l39 1v7c0 76 12 144 36 204l-36 14z">
            <text:p/>
          </draw:path>
          <draw:path draw:style-name="gr2" draw:text-style-name="P1" draw:layer="layout" svg:width="0.243cm" svg:height="0.196cm" svg:x="15.978cm" svg:y="8.16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2" draw:text-style-name="P1" draw:layer="layout" svg:width="0.17cm" svg:height="0.24cm" svg:x="15.819cm" svg:y="7.912cm" svg:viewBox="0 0 171 241" svg:d="m108 241c-46-65-83-139-108-218l36-12 37-11c23 71 56 137 98 196l-32 22z">
            <text:p/>
          </draw:path>
          <draw:path draw:style-name="gr2" draw:text-style-name="P1" draw:layer="layout" svg:width="0.09cm" svg:height="0.243cm" svg:x="15.782cm" svg:y="7.613cm" svg:viewBox="0 0 91 244" svg:d="m16 244c-11-49-16-100-16-151 0-31 2-62 6-93l38 5 39 6c-4 27-6 55-6 82 0 46 5 91 14 136l-37 7z">
            <text:p/>
          </draw:path>
          <draw:path draw:style-name="gr2" draw:text-style-name="P1" draw:layer="layout" svg:width="0.168cm" svg:height="0.24cm" svg:x="15.804cm" svg:y="7.312cm" svg:viewBox="0 0 169 241" svg:d="m0 221c21-77 55-152 107-221l31 24 31 23c-46 61-76 126-94 194l-38-10z">
            <text:p/>
          </draw:path>
          <draw:path draw:style-name="gr2" draw:text-style-name="P1" draw:layer="layout" svg:width="0.229cm" svg:height="0.197cm" svg:x="15.964cm" svg:y="7.106cm" svg:viewBox="0 0 230 198" svg:d="m0 145c51-54 115-103 192-145l19 33 19 34c-70 39-128 83-174 131l-28-26z">
            <text:p/>
          </draw:path>
          <draw:path draw:style-name="gr2" draw:text-style-name="P1" draw:layer="layout" svg:width="0.12cm" svg:height="0.248cm" svg:x="16.189cm" svg:y="6.89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2" draw:text-style-name="P1" draw:layer="layout" svg:width="0.172cm" svg:height="0.234cm" svg:x="16.197cm" svg:y="6.586cm" svg:viewBox="0 0 173 235" svg:d="m0 221c8-44 23-84 43-121s45-70 75-100l27 27 28 27c-25 25-46 53-62 83-17 30-29 63-35 98l-38-7z">
            <text:p/>
          </draw:path>
          <draw:path draw:style-name="gr2" draw:text-style-name="P1" draw:layer="layout" svg:width="0.241cm" svg:height="0.164cm" svg:x="16.378cm" svg:y="6.428cm" svg:viewBox="0 0 242 165" svg:d="m0 103c64-47 140-82 223-103l9 37 10 37c-73 19-140 50-196 91l-23-31z">
            <text:p/>
          </draw:path>
          <draw:path draw:style-name="gr2" draw:text-style-name="P1" draw:layer="layout" svg:width="0.243cm" svg:height="0.086cm" svg:x="16.68cm" svg:y="6.403cm" svg:viewBox="0 0 244 87" svg:d="m0 9c38-6 77-9 115-9 43 0 86 4 129 11l-6 38-7 38c-38-6-77-9-116-9-35 0-69 2-103 7l-6-38z">
            <text:p/>
          </draw:path>
          <draw:path draw:style-name="gr2" draw:text-style-name="P1" draw:layer="layout" svg:width="0.252cm" svg:height="0.186cm" svg:x="16.983cm" svg:y="6.431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2" draw:text-style-name="P1" draw:layer="layout" svg:width="0.202cm" svg:height="0.224cm" svg:x="17.196cm" svg:y="6.278cm" svg:viewBox="0 0 203 225" svg:d="m0 190c19-38 42-73 69-105 26-32 55-60 87-85l23 31 24 30c-27 22-52 46-75 73-22 28-43 58-59 91l-35-17z">
            <text:p/>
          </draw:path>
          <draw:path draw:style-name="gr2" draw:text-style-name="P1" draw:layer="layout" svg:width="0.243cm" svg:height="0.145cm" svg:x="17.42cm" svg:y="6.153cm" svg:viewBox="0 0 244 146" svg:d="m0 79c71-41 150-67 232-79l6 38 6 38c-73 11-143 34-205 70l-19-34z">
            <text:p/>
          </draw:path>
          <draw:path draw:style-name="gr2" draw:text-style-name="P1" draw:layer="layout" svg:width="0.24cm" svg:height="0.106cm" svg:x="17.734cm" svg:y="6.145cm" svg:viewBox="0 0 241 107" svg:d="m0 0h23c73 0 147 11 218 33l-11 37-11 37c-64-20-130-30-196-30-7 0-14 0-21 1l-1-39z">
            <text:p/>
          </draw:path>
          <draw:path draw:style-name="gr2" draw:text-style-name="P1" draw:layer="layout" svg:width="0.234cm" svg:height="0.189cm" svg:x="18.02cm" svg:y="6.206cm" svg:viewBox="0 0 235 190" svg:d="m31 0c74 32 144 77 204 134l-26 28-27 28c-53-51-115-91-182-119l16-36z">
            <text:p/>
          </draw:path>
          <draw:path draw:style-name="gr2" draw:text-style-name="P1" draw:layer="layout" svg:width="0.17cm" svg:height="0.246cm" svg:x="18.252cm" svg:y="6.4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2" draw:text-style-name="P1" draw:layer="layout" svg:width="0.241cm" svg:height="0.115cm" svg:x="18.462cm" svg:y="6.487cm" svg:viewBox="0 0 242 116" svg:d="m0 44c75-28 157-42 240-44l1 39 1 38c-75 2-148 14-216 39l-13-36z">
            <text:p/>
          </draw:path>
          <draw:path draw:style-name="gr2" draw:text-style-name="P1" draw:layer="layout" svg:width="0.242cm" svg:height="0.117cm" svg:x="18.777cm" svg:y="6.489cm" svg:viewBox="0 0 243 118" svg:d="m5 0c81 5 161 21 238 45l-12 36-11 37c-71-22-145-36-220-41l3-39z">
            <text:p/>
          </draw:path>
          <draw:path draw:style-name="gr2" draw:text-style-name="P1" draw:layer="layout" svg:width="0.24cm" svg:height="0.179cm" svg:x="19.067cm" svg:y="6.561cm" svg:viewBox="0 0 241 180" svg:d="m28 0c79 31 151 71 213 118l-24 31-23 31c-56-43-123-80-194-109l14-36z">
            <text:p/>
          </draw:path>
          <draw:path draw:style-name="gr2" draw:text-style-name="P1" draw:layer="layout" svg:width="0.186cm" svg:height="0.232cm" svg:x="19.315cm" svg:y="6.731cm" svg:viewBox="0 0 187 233" svg:d="m54 0c33 32 61 66 83 101 23 36 40 74 50 113l-37 9-38 10c-8-31-22-62-40-91-19-30-43-59-72-86l27-28z">
            <text:p/>
          </draw:path>
          <draw:path draw:style-name="gr2" draw:text-style-name="P1" draw:layer="layout" svg:width="0.154cm" svg:height="0.233cm" svg:x="19.357cm" svg:y="7.029cm" svg:viewBox="0 0 155 234" svg:d="m155 1c-1 39-9 79-25 118-15 38-39 77-71 115l-30-25-29-25c26-31 46-63 59-94 12-30 18-60 19-90l38 1z">
            <text:p/>
          </draw:path>
          <draw:path draw:style-name="gr2" draw:text-style-name="P1" draw:layer="layout" svg:width="0.212cm" svg:height="0.22cm" svg:x="19.368cm" svg:y="7.256cm" svg:viewBox="0 0 213 221" svg:d="m42 0c31 20 62 46 91 77 28 30 55 64 80 102l-33 21-32 21c-22-34-46-65-71-91s-51-48-77-65l21-33z">
            <text:p/>
          </draw:path>
          <draw:path draw:style-name="gr2" draw:text-style-name="P1" draw:layer="layout" svg:width="0.141cm" svg:height="0.242cm" svg:x="19.553cm" svg:y="7.506cm" svg:viewBox="0 0 142 243" svg:d="m69 0c36 72 63 152 73 233l-38 5-38 5c-10-72-34-143-66-208l34-17z">
            <text:p/>
          </draw:path>
          <draw:path draw:style-name="gr2" draw:text-style-name="P1" draw:layer="layout" svg:width="0.134cm" svg:height="0.24cm" svg:x="19.565cm" svg:y="7.82cm" svg:viewBox="0 0 135 241" svg:d="m135 1c-1 42-7 83-18 123-11 41-28 80-52 117l-33-21-32-21c19-30 33-63 43-96 9-33 14-68 15-103l38 1z">
            <text:p/>
          </draw:path>
          <draw:path draw:style-name="gr2" draw:text-style-name="P1" draw:layer="layout" svg:width="0.234cm" svg:height="0.185cm" svg:x="19.343cm" svg:y="8.073cm" svg:viewBox="0 0 235 186" svg:d="m235 54c-26 26-56 51-90 73s-73 42-117 59l-14-36-14-36c38-15 73-32 103-52 29-19 54-39 76-62l28 27z">
            <text:p/>
          </draw:path>
        </draw:g>
        <draw:frame draw:style-name="gr12" draw:text-style-name="P4" draw:layer="layout" svg:width="3.677cm" svg:height="0.662cm" svg:x="7.998cm" svg:y="9.175cm">
          <draw:text-box>
            <text:p><text:span text:style-name="T3">172.20.124.0/22</text:span></text:p>
          </draw:text-box>
        </draw:frame>
        <draw:frame draw:style-name="gr12" draw:text-style-name="P4" draw:layer="layout" svg:width="3.465cm" svg:height="0.662cm" svg:x="16.11cm" svg:y="9.113cm">
          <draw:text-box>
            <text:p><text:span text:style-name="T3">192.200.0.0/27</text:span></text:p>
          </draw:text-box>
        </draw:frame>
        <draw:frame draw:style-name="gr12" draw:text-style-name="P4" draw:layer="layout" svg:width="3.889cm" svg:height="0.662cm" svg:x="0.975cm" svg:y="11.388cm">
          <draw:text-box>
            <text:p><text:span text:style-name="T3">192.168.177.0/24</text:span></text:p>
          </draw:text-box>
        </draw:frame>
        <draw:frame draw:style-name="gr12" draw:text-style-name="P4" draw:layer="layout" svg:width="3.889cm" svg:height="0.662cm" svg:x="0.786cm" svg:y="2.513cm">
          <draw:text-box>
            <text:p><text:span text:style-name="T3">192.168.185.0/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3T18:42:17</meta:creation-date>
    <dc:date>2011-03-20T19:29:27</dc:date>
    <meta:editing-duration>PT5H23M36S</meta:editing-duration>
    <meta:editing-cycles>14</meta:editing-cycles>
    <meta:generator>LibreOffice/3.3$Unix LibreOffice_project/330m19$Build-202</meta:generator>
    <meta:document-statistic meta:object-count="183"/>
  </office:meta>
</office:document-meta>
</file>